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text-properties fo:font-weight="bold" officeooo:rsid="00b107a4" officeooo:paragraph-rsid="00e19052" style:font-weight-asian="bold" style:font-weight-complex="bold"/>
    </style:style>
    <style:style style:name="P4" style:family="paragraph" style:parent-style-name="Standard">
      <style:paragraph-properties fo:text-align="end" style:justify-single-word="false"/>
      <style:text-properties fo:font-style="italic" officeooo:rsid="00b74c2a" officeooo:paragraph-rsid="00e19052" style:font-style-asian="italic" style:font-style-complex="italic"/>
    </style:style>
    <style:style style:name="P5" style:family="paragraph" style:parent-style-name="Standard">
      <style:text-properties fo:font-style="italic" officeooo:rsid="00b74c2a" officeooo:paragraph-rsid="00e19052" style:font-style-asian="italic" style:font-style-complex="italic"/>
    </style:style>
    <style:style style:name="P6" style:family="paragraph" style:parent-style-name="Standard">
      <style:paragraph-properties fo:text-align="start" style:justify-single-word="false"/>
      <style:text-properties fo:font-style="normal" officeooo:rsid="00b74c2a" officeooo:paragraph-rsid="00e19052" style:font-style-asian="normal" style:font-style-complex="normal"/>
    </style:style>
    <style:style style:name="P7" style:family="paragraph" style:parent-style-name="Standard">
      <style:text-properties fo:font-style="normal" officeooo:rsid="00b74c2a" officeooo:paragraph-rsid="00e19052" style:font-style-asian="normal" style:font-style-complex="normal"/>
    </style:style>
    <style:style style:name="P8" style:family="paragraph" style:parent-style-name="Standard">
      <style:text-properties officeooo:rsid="00aefb52" officeooo:paragraph-rsid="00e19052"/>
    </style:style>
    <style:style style:name="P9" style:family="paragraph" style:parent-style-name="Standard">
      <style:text-properties officeooo:rsid="00b107a4" officeooo:paragraph-rsid="00e19052"/>
    </style:style>
    <style:style style:name="P10" style:family="paragraph" style:parent-style-name="Citation">
      <style:text-properties officeooo:rsid="00b8a974" officeooo:paragraph-rsid="00e19052"/>
    </style:style>
    <style:style style:name="P11" style:family="paragraph" style:parent-style-name="Citation">
      <style:text-properties officeooo:rsid="01270c3b" officeooo:paragraph-rsid="01270c3b"/>
    </style:style>
    <style:style style:name="P12" style:family="paragraph" style:parent-style-name="Text_20_body">
      <style:paragraph-properties fo:break-before="page"/>
      <style:text-properties fo:font-weight="bold" officeooo:paragraph-rsid="00e19052" style:font-weight-asian="bold" style:font-weight-complex="bold"/>
    </style:style>
    <style:style style:name="P13" style:family="paragraph" style:parent-style-name="Text_20_body">
      <style:paragraph-properties fo:break-before="page"/>
      <style:text-properties fo:font-style="italic" officeooo:rsid="00f24e87" officeooo:paragraph-rsid="00f24e87" style:font-style-asian="italic" style:font-style-complex="italic"/>
    </style:style>
    <style:style style:name="P14" style:family="paragraph" style:parent-style-name="Text_20_body">
      <style:text-properties fo:font-style="italic" officeooo:rsid="00d7132f" officeooo:paragraph-rsid="00e19052" style:font-style-asian="italic" style:font-style-complex="italic"/>
    </style:style>
    <style:style style:name="P15" style:family="paragraph" style:parent-style-name="Text_20_body">
      <style:text-properties fo:font-style="italic" officeooo:paragraph-rsid="00e19052" style:font-style-asian="italic" style:font-style-complex="italic"/>
    </style:style>
    <style:style style:name="P16" style:family="paragraph" style:parent-style-name="Text_20_body">
      <style:text-properties fo:font-style="italic" officeooo:rsid="00f24e87" officeooo:paragraph-rsid="00f24e87" style:font-style-asian="italic" style:font-style-complex="italic"/>
    </style:style>
    <style:style style:name="P17" style:family="paragraph" style:parent-style-name="Text_20_body">
      <style:text-properties officeooo:rsid="00c1b700" officeooo:paragraph-rsid="00e19052"/>
    </style:style>
    <style:style style:name="P18" style:family="paragraph" style:parent-style-name="Text_20_body">
      <style:text-properties fo:font-style="normal" officeooo:rsid="00c39925" officeooo:paragraph-rsid="00e19052" style:font-style-asian="normal" style:font-style-complex="normal"/>
    </style:style>
    <style:style style:name="P19" style:family="paragraph" style:parent-style-name="Text_20_body">
      <style:text-properties fo:font-style="normal" officeooo:rsid="00c678a9" officeooo:paragraph-rsid="00e19052" style:font-style-asian="normal" style:font-style-complex="normal"/>
    </style:style>
    <style:style style:name="P20" style:family="paragraph" style:parent-style-name="Text_20_body">
      <style:text-properties fo:font-style="normal" officeooo:rsid="00c7a7c5" officeooo:paragraph-rsid="00e19052" style:font-style-asian="normal" style:font-style-complex="normal"/>
    </style:style>
    <style:style style:name="P21" style:family="paragraph" style:parent-style-name="Text_20_body">
      <style:text-properties fo:font-style="normal" officeooo:rsid="00cce8eb" officeooo:paragraph-rsid="00e19052" style:font-style-asian="normal" style:font-style-complex="normal"/>
    </style:style>
    <style:style style:name="P22" style:family="paragraph" style:parent-style-name="Text_20_body">
      <style:text-properties fo:font-style="normal" officeooo:rsid="00cb106e" officeooo:paragraph-rsid="00e19052" style:font-style-asian="normal" style:font-style-complex="normal"/>
    </style:style>
    <style:style style:name="P23" style:family="paragraph" style:parent-style-name="Text_20_body">
      <style:text-properties fo:font-style="normal" officeooo:rsid="00d34e21" officeooo:paragraph-rsid="00e19052" style:font-style-asian="normal" style:font-style-complex="normal"/>
    </style:style>
    <style:style style:name="P24" style:family="paragraph" style:parent-style-name="Text_20_body">
      <style:text-properties fo:font-style="normal" officeooo:rsid="00d6ec30" officeooo:paragraph-rsid="00e19052" style:font-style-asian="normal" style:font-style-complex="normal"/>
    </style:style>
    <style:style style:name="P25" style:family="paragraph" style:parent-style-name="Text_20_body">
      <style:text-properties fo:font-style="normal" officeooo:rsid="00d77e38" officeooo:paragraph-rsid="00e19052" style:font-style-asian="normal" style:font-style-complex="normal"/>
    </style:style>
    <style:style style:name="P26" style:family="paragraph" style:parent-style-name="Text_20_body">
      <style:text-properties fo:font-style="normal" officeooo:rsid="00d9517c" officeooo:paragraph-rsid="00e19052" style:font-style-asian="normal" style:font-style-complex="normal"/>
    </style:style>
    <style:style style:name="P27" style:family="paragraph" style:parent-style-name="Text_20_body">
      <style:paragraph-properties fo:text-align="justify" style:justify-single-word="false"/>
      <style:text-properties fo:font-style="normal" officeooo:rsid="00db573d" officeooo:paragraph-rsid="00e19052" style:font-style-asian="normal" style:font-style-complex="normal"/>
    </style:style>
    <style:style style:name="P28" style:family="paragraph" style:parent-style-name="Text_20_body">
      <style:paragraph-properties fo:text-align="justify" style:justify-single-word="false"/>
      <style:text-properties fo:font-style="normal" officeooo:rsid="00db573d" officeooo:paragraph-rsid="00e3d754" style:font-style-asian="normal" style:font-style-complex="normal"/>
    </style:style>
    <style:style style:name="P29" style:family="paragraph" style:parent-style-name="Text_20_body">
      <style:paragraph-properties fo:text-align="justify" style:justify-single-word="false"/>
      <style:text-properties fo:font-style="normal" officeooo:rsid="00e6f202" officeooo:paragraph-rsid="00e6f202" style:font-style-asian="normal" style:font-style-complex="normal"/>
    </style:style>
    <style:style style:name="P30" style:family="paragraph" style:parent-style-name="Text_20_body">
      <style:paragraph-properties fo:text-align="justify" style:justify-single-word="false"/>
      <style:text-properties fo:font-style="normal" officeooo:rsid="00e8cdb4" officeooo:paragraph-rsid="00e8cdb4" style:font-style-asian="normal" style:font-style-complex="normal"/>
    </style:style>
    <style:style style:name="P31" style:family="paragraph" style:parent-style-name="Text_20_body">
      <style:text-properties officeooo:rsid="00c39925" officeooo:paragraph-rsid="00e19052"/>
    </style:style>
    <style:style style:name="P32" style:family="paragraph" style:parent-style-name="Text_20_body">
      <style:text-properties officeooo:rsid="00cb106e" officeooo:paragraph-rsid="00e19052"/>
    </style:style>
    <style:style style:name="P33" style:family="paragraph" style:parent-style-name="Text_20_body">
      <style:text-properties officeooo:rsid="00d34e21" officeooo:paragraph-rsid="00e19052"/>
    </style:style>
    <style:style style:name="P34" style:family="paragraph" style:parent-style-name="Text_20_body">
      <style:text-properties officeooo:rsid="00d6ec30" officeooo:paragraph-rsid="00e19052"/>
    </style:style>
    <style:style style:name="P35" style:family="paragraph" style:parent-style-name="Text_20_body">
      <style:text-properties officeooo:paragraph-rsid="00e19052"/>
    </style:style>
    <style:style style:name="P36" style:family="paragraph" style:parent-style-name="Text_20_body">
      <style:paragraph-properties fo:text-align="justify" style:justify-single-word="false"/>
      <style:text-properties officeooo:rsid="00db573d" officeooo:paragraph-rsid="00e19052"/>
    </style:style>
    <style:style style:name="P37" style:family="paragraph" style:parent-style-name="Text_20_body">
      <style:paragraph-properties fo:text-align="justify" style:justify-single-word="false"/>
      <style:text-properties officeooo:rsid="00db573d" officeooo:paragraph-rsid="00e3d754"/>
    </style:style>
    <style:style style:name="P38" style:family="paragraph" style:parent-style-name="Text_20_body">
      <style:text-properties officeooo:rsid="00e90612" officeooo:paragraph-rsid="00e90612"/>
    </style:style>
    <style:style style:name="P39" style:family="paragraph" style:parent-style-name="Text_20_body">
      <style:text-properties officeooo:rsid="00ea6c7b" officeooo:paragraph-rsid="00ea6c7b"/>
    </style:style>
    <style:style style:name="P40" style:family="paragraph" style:parent-style-name="Text_20_body">
      <style:text-properties officeooo:rsid="00ec5fbb" officeooo:paragraph-rsid="00ec5fbb"/>
    </style:style>
    <style:style style:name="P41" style:family="paragraph" style:parent-style-name="Text_20_body">
      <style:text-properties officeooo:rsid="00f24e87" officeooo:paragraph-rsid="00f24e87"/>
    </style:style>
    <style:style style:name="P42" style:family="paragraph" style:parent-style-name="Text_20_body">
      <style:text-properties officeooo:rsid="00f3c974" officeooo:paragraph-rsid="00f3c974"/>
    </style:style>
    <style:style style:name="P43" style:family="paragraph" style:parent-style-name="Text_20_body">
      <style:text-properties officeooo:rsid="00f5c237" officeooo:paragraph-rsid="00f5c237"/>
    </style:style>
    <style:style style:name="P44" style:family="paragraph" style:parent-style-name="Text_20_body">
      <style:text-properties fo:font-weight="bold" officeooo:rsid="00f5c237" officeooo:paragraph-rsid="00f5c237" style:font-weight-asian="bold" style:font-weight-complex="bold"/>
    </style:style>
    <style:style style:name="P45" style:family="paragraph" style:parent-style-name="Text_20_body">
      <style:text-properties fo:font-weight="bold" officeooo:rsid="00f650d2" officeooo:paragraph-rsid="00f650d2" style:font-weight-asian="bold" style:font-weight-complex="bold"/>
    </style:style>
    <style:style style:name="P46" style:family="paragraph" style:parent-style-name="Text_20_body">
      <style:text-properties fo:font-weight="bold" officeooo:rsid="00f82b03" officeooo:paragraph-rsid="00f82b03" style:font-weight-asian="bold" style:font-weight-complex="bold"/>
    </style:style>
    <style:style style:name="P47" style:family="paragraph" style:parent-style-name="Text_20_body">
      <style:text-properties fo:font-weight="bold" officeooo:rsid="0102ee80" officeooo:paragraph-rsid="0102ee80" style:font-weight-asian="bold" style:font-weight-complex="bold"/>
    </style:style>
    <style:style style:name="P48" style:family="paragraph" style:parent-style-name="Text_20_body">
      <style:text-properties fo:font-weight="bold" officeooo:rsid="010ee4d2" officeooo:paragraph-rsid="010ee4d2" style:font-weight-asian="bold" style:font-weight-complex="bold"/>
    </style:style>
    <style:style style:name="P49" style:family="paragraph" style:parent-style-name="Text_20_body">
      <style:text-properties officeooo:rsid="00f6a3f6" officeooo:paragraph-rsid="00f6a3f6"/>
    </style:style>
    <style:style style:name="P50" style:family="paragraph" style:parent-style-name="Text_20_body">
      <style:text-properties officeooo:rsid="00f82b03" officeooo:paragraph-rsid="00f82b03"/>
    </style:style>
    <style:style style:name="P51" style:family="paragraph" style:parent-style-name="Text_20_body">
      <style:text-properties fo:font-weight="normal" officeooo:rsid="00f82b03" officeooo:paragraph-rsid="00f82b03" style:font-weight-asian="normal" style:font-weight-complex="normal"/>
    </style:style>
    <style:style style:name="P52" style:family="paragraph" style:parent-style-name="Text_20_body">
      <style:text-properties fo:font-weight="normal" officeooo:rsid="00f998ee" officeooo:paragraph-rsid="00f998ee" style:font-weight-asian="normal" style:font-weight-complex="normal"/>
    </style:style>
    <style:style style:name="P53" style:family="paragraph" style:parent-style-name="Text_20_body">
      <style:text-properties fo:font-weight="normal" officeooo:rsid="00fec879" officeooo:paragraph-rsid="00fec879" style:font-weight-asian="normal" style:font-weight-complex="normal"/>
    </style:style>
    <style:style style:name="P54" style:family="paragraph" style:parent-style-name="Text_20_body">
      <style:text-properties fo:font-weight="normal" officeooo:rsid="00fed22a" officeooo:paragraph-rsid="00fed22a" style:font-weight-asian="normal" style:font-weight-complex="normal"/>
    </style:style>
    <style:style style:name="P55" style:family="paragraph" style:parent-style-name="Text_20_body">
      <style:text-properties fo:font-weight="normal" officeooo:rsid="010360c0" officeooo:paragraph-rsid="010360c0" style:font-weight-asian="normal" style:font-weight-complex="normal"/>
    </style:style>
    <style:style style:name="P56" style:family="paragraph" style:parent-style-name="Text_20_body">
      <style:text-properties fo:font-weight="normal" officeooo:rsid="0105d095" officeooo:paragraph-rsid="0105d095" style:font-weight-asian="normal" style:font-weight-complex="normal"/>
    </style:style>
    <style:style style:name="P57" style:family="paragraph" style:parent-style-name="Text_20_body">
      <style:text-properties fo:font-weight="normal" officeooo:rsid="0109f7c8" officeooo:paragraph-rsid="0109f7c8" style:font-weight-asian="normal" style:font-weight-complex="normal"/>
    </style:style>
    <style:style style:name="P58" style:family="paragraph" style:parent-style-name="Text_20_body">
      <style:text-properties fo:font-weight="normal" officeooo:rsid="010cfde7" officeooo:paragraph-rsid="010cfde7" style:font-weight-asian="normal" style:font-weight-complex="normal"/>
    </style:style>
    <style:style style:name="P59" style:family="paragraph" style:parent-style-name="Text_20_body">
      <style:text-properties fo:font-weight="normal" officeooo:rsid="010ee4d2" officeooo:paragraph-rsid="010ee4d2" style:font-weight-asian="normal" style:font-weight-complex="normal"/>
    </style:style>
    <style:style style:name="P60" style:family="paragraph" style:parent-style-name="Text_20_body">
      <style:text-properties fo:font-weight="normal" officeooo:rsid="0112b084" officeooo:paragraph-rsid="0112b084" style:font-weight-asian="normal" style:font-weight-complex="normal"/>
    </style:style>
    <style:style style:name="P61" style:family="paragraph" style:parent-style-name="Text_20_body">
      <style:text-properties fo:font-weight="normal" officeooo:rsid="011b6697" officeooo:paragraph-rsid="011b6697" style:font-weight-asian="normal" style:font-weight-complex="normal"/>
    </style:style>
    <style:style style:name="P62" style:family="paragraph" style:parent-style-name="Text_20_body">
      <style:text-properties fo:font-weight="normal" officeooo:rsid="011db020" officeooo:paragraph-rsid="011db020" style:font-weight-asian="normal" style:font-weight-complex="normal"/>
    </style:style>
    <style:style style:name="P63" style:family="paragraph" style:parent-style-name="Text_20_body">
      <style:text-properties officeooo:rsid="011f63cf" officeooo:paragraph-rsid="011f63cf"/>
    </style:style>
    <style:style style:name="P64" style:family="paragraph" style:parent-style-name="Text_20_body">
      <style:text-properties officeooo:rsid="012021c6" officeooo:paragraph-rsid="012021c6"/>
    </style:style>
    <style:style style:name="P65" style:family="paragraph" style:parent-style-name="Text_20_body">
      <style:text-properties officeooo:rsid="01270c3b" officeooo:paragraph-rsid="01270c3b"/>
    </style:style>
    <style:style style:name="P66" style:family="paragraph" style:parent-style-name="Text_20_body">
      <style:text-properties officeooo:rsid="012792f2" officeooo:paragraph-rsid="012792f2"/>
    </style:style>
    <style:style style:name="P67" style:family="paragraph" style:parent-style-name="Text_20_body">
      <style:text-properties officeooo:rsid="012792f2" officeooo:paragraph-rsid="012977a7"/>
    </style:style>
    <style:style style:name="P68" style:family="paragraph" style:parent-style-name="Text_20_body">
      <style:text-properties officeooo:rsid="012977a7" officeooo:paragraph-rsid="012977a7"/>
    </style:style>
    <style:style style:name="P69" style:family="paragraph" style:parent-style-name="Text_20_body">
      <style:text-properties officeooo:rsid="012b04ac" officeooo:paragraph-rsid="012b04ac"/>
    </style:style>
    <style:style style:name="P70" style:family="paragraph" style:parent-style-name="Text_20_body">
      <style:text-properties officeooo:rsid="012bc9df" officeooo:paragraph-rsid="012bc9df"/>
    </style:style>
    <style:style style:name="P71" style:family="paragraph" style:parent-style-name="Standard" style:list-style-name="L1">
      <style:text-properties officeooo:rsid="00b107a4" officeooo:paragraph-rsid="00e19052"/>
    </style:style>
    <style:style style:name="P72" style:family="paragraph" style:parent-style-name="Standard" style:list-style-name="L1">
      <style:text-properties officeooo:rsid="00b4de9d" officeooo:paragraph-rsid="00e19052"/>
    </style:style>
    <style:style style:name="P73" style:family="paragraph" style:parent-style-name="Heading_20_1" style:list-style-name="">
      <style:paragraph-properties style:line-spacing="0.101cm" fo:text-align="justify" style:justify-single-word="false" fo:hyphenation-ladder-count="3">
        <style:tab-stops/>
      </style:paragraph-properties>
      <style:text-properties fo:hyphenate="true" fo:hyphenation-remain-char-count="3" fo:hyphenation-push-char-count="3"/>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0e19052"/>
    </style:style>
    <style:style style:name="P76" style:family="paragraph" style:parent-style-name="Text_20_body" style:list-style-name="L2">
      <style:text-properties fo:font-style="normal" officeooo:rsid="00d77e38" officeooo:paragraph-rsid="00e19052" style:font-style-asian="normal" style:font-style-complex="normal"/>
    </style:style>
    <style:style style:name="P77" style:family="paragraph" style:parent-style-name="Text_20_body" style:list-style-name="L3">
      <style:paragraph-properties fo:text-align="justify" style:justify-single-word="false"/>
      <style:text-properties fo:font-style="normal" officeooo:rsid="00e8cdb4" officeooo:paragraph-rsid="00e8cdb4" style:font-style-asian="normal" style:font-style-complex="normal"/>
    </style:style>
    <style:style style:name="P78" style:family="paragraph" style:parent-style-name="Text_20_body" style:list-style-name="L3">
      <style:paragraph-properties fo:text-align="justify" style:justify-single-word="false"/>
      <style:text-properties fo:font-style="normal" officeooo:rsid="00ec5fbb" officeooo:paragraph-rsid="00ec5fbb" style:font-style-asian="normal" style:font-style-complex="normal"/>
    </style:style>
    <style:style style:name="P79" style:family="paragraph" style:parent-style-name="Text_20_body" style:list-style-name="L2">
      <style:text-properties officeooo:rsid="00d77e38" officeooo:paragraph-rsid="00e19052"/>
    </style:style>
    <style:style style:name="P80" style:family="paragraph" style:parent-style-name="Text_20_body" style:list-style-name="L3">
      <style:paragraph-properties fo:text-align="justify" style:justify-single-word="false"/>
      <style:text-properties officeooo:rsid="00e8cdb4" officeooo:paragraph-rsid="00e8cdb4"/>
    </style:style>
    <style:style style:name="P81" style:family="paragraph" style:parent-style-name="Text_20_body" style:list-style-name="L3">
      <style:text-properties officeooo:rsid="00e8cdb4" officeooo:paragraph-rsid="00e8cdb4"/>
    </style:style>
    <style:style style:name="P82" style:family="paragraph" style:parent-style-name="Text_20_body" style:list-style-name="L3">
      <style:text-properties officeooo:rsid="00ec5fbb" officeooo:paragraph-rsid="00ec5fbb"/>
    </style:style>
    <style:style style:name="P83" style:family="paragraph" style:parent-style-name="Text_20_body" style:list-style-name="L3">
      <style:text-properties officeooo:rsid="00ed9c9e" officeooo:paragraph-rsid="00ed9c9e"/>
    </style:style>
    <style:style style:name="P84" style:family="paragraph" style:parent-style-name="Text_20_body">
      <style:text-properties officeooo:rsid="012bc9df" officeooo:paragraph-rsid="012bc9df"/>
    </style:style>
    <style:style style:name="P85" style:family="paragraph" style:parent-style-name="Text_20_body">
      <style:text-properties officeooo:rsid="012d5d46" officeooo:paragraph-rsid="012d5d46"/>
    </style:style>
    <style:style style:name="P86" style:family="paragraph" style:parent-style-name="Text_20_body" style:list-style-name="L4">
      <style:text-properties officeooo:rsid="012d5d46" officeooo:paragraph-rsid="012d5d46"/>
    </style:style>
    <style:style style:name="P87" style:family="paragraph" style:parent-style-name="Text_20_body" style:list-style-name="L4">
      <style:text-properties officeooo:paragraph-rsid="012d5d46"/>
    </style:style>
    <style:style style:name="P88" style:family="paragraph" style:parent-style-name="Text_20_body">
      <style:text-properties officeooo:rsid="012e7644" officeooo:paragraph-rsid="012e7644"/>
    </style:style>
    <style:style style:name="P89" style:family="paragraph" style:parent-style-name="Text_20_body">
      <style:text-properties fo:font-weight="bold" officeooo:rsid="012fb366" officeooo:paragraph-rsid="012fb366" style:font-weight-asian="bold" style:font-weight-complex="bold"/>
    </style:style>
    <style:style style:name="P90" style:family="paragraph" style:parent-style-name="Text_20_body">
      <style:text-properties fo:font-weight="bold" officeooo:rsid="01391d4e" officeooo:paragraph-rsid="01391d4e" style:font-weight-asian="bold" style:font-weight-complex="bold"/>
    </style:style>
    <style:style style:name="P91" style:family="paragraph" style:parent-style-name="Text_20_body">
      <style:text-properties fo:font-weight="bold" officeooo:rsid="01431236" officeooo:paragraph-rsid="01431236" style:font-weight-asian="bold" style:font-weight-complex="bold"/>
    </style:style>
    <style:style style:name="P92" style:family="paragraph" style:parent-style-name="Text_20_body">
      <style:text-properties fo:font-weight="bold" officeooo:rsid="0144d8af" officeooo:paragraph-rsid="0144d8af" style:font-weight-asian="bold" style:font-weight-complex="bold"/>
    </style:style>
    <style:style style:name="P93" style:family="paragraph" style:parent-style-name="Text_20_body">
      <style:text-properties officeooo:rsid="012fe8f5" officeooo:paragraph-rsid="012fe8f5"/>
    </style:style>
    <style:style style:name="P94" style:family="paragraph" style:parent-style-name="Text_20_body">
      <style:text-properties officeooo:rsid="01309d07" officeooo:paragraph-rsid="01309d07"/>
    </style:style>
    <style:style style:name="P95" style:family="paragraph" style:parent-style-name="Text_20_body">
      <style:text-properties officeooo:rsid="0134fc71" officeooo:paragraph-rsid="0134fc71"/>
    </style:style>
    <style:style style:name="P96" style:family="paragraph" style:parent-style-name="Text_20_body">
      <style:text-properties officeooo:rsid="01360198" officeooo:paragraph-rsid="0134fc71"/>
    </style:style>
    <style:style style:name="P97" style:family="paragraph" style:parent-style-name="Text_20_body">
      <style:text-properties officeooo:rsid="0138bbe0" officeooo:paragraph-rsid="0138bbe0"/>
    </style:style>
    <style:style style:name="P98" style:family="paragraph" style:parent-style-name="Text_20_body">
      <style:text-properties officeooo:rsid="01391d4e" officeooo:paragraph-rsid="01391d4e"/>
    </style:style>
    <style:style style:name="P99" style:family="paragraph" style:parent-style-name="Text_20_body">
      <style:text-properties officeooo:rsid="013afc69" officeooo:paragraph-rsid="013afc69"/>
    </style:style>
    <style:style style:name="P100" style:family="paragraph" style:parent-style-name="Text_20_body" style:list-style-name="L5">
      <style:text-properties officeooo:rsid="013afc69" officeooo:paragraph-rsid="013afc69"/>
    </style:style>
    <style:style style:name="P101" style:family="paragraph" style:parent-style-name="Text_20_body">
      <style:text-properties officeooo:rsid="013ee0f2" officeooo:paragraph-rsid="013ee0f2"/>
    </style:style>
    <style:style style:name="P102" style:family="paragraph" style:parent-style-name="Text_20_body">
      <style:text-properties officeooo:rsid="01415ca4" officeooo:paragraph-rsid="01415ca4"/>
    </style:style>
    <style:style style:name="T1" style:family="text">
      <style:text-properties fo:font-style="normal" style:font-style-asian="normal" style:font-style-complex="normal"/>
    </style:style>
    <style:style style:name="T2" style:family="text">
      <style:text-properties fo:font-style="normal" officeooo:rsid="00b9a256" style:font-style-asian="normal" style:font-style-complex="normal"/>
    </style:style>
    <style:style style:name="T3" style:family="text">
      <style:text-properties fo:font-style="normal" officeooo:rsid="00bbce8e" style:font-style-asian="normal" style:font-style-complex="normal"/>
    </style:style>
    <style:style style:name="T4" style:family="text">
      <style:text-properties fo:font-style="normal" officeooo:rsid="00bcbc02" style:font-style-asian="normal" style:font-style-complex="normal"/>
    </style:style>
    <style:style style:name="T5" style:family="text">
      <style:text-properties fo:font-style="normal" officeooo:rsid="00bd4f76" style:font-style-asian="normal" style:font-style-complex="normal"/>
    </style:style>
    <style:style style:name="T6" style:family="text">
      <style:text-properties fo:font-style="normal" officeooo:rsid="00be73ec" style:font-style-asian="normal" style:font-style-complex="normal"/>
    </style:style>
    <style:style style:name="T7" style:family="text">
      <style:text-properties fo:font-style="normal" officeooo:rsid="00c0073c" style:font-style-asian="normal" style:font-style-complex="normal"/>
    </style:style>
    <style:style style:name="T8" style:family="text">
      <style:text-properties fo:font-style="normal" officeooo:rsid="00c1f7f0" style:font-style-asian="normal" style:font-style-complex="normal"/>
    </style:style>
    <style:style style:name="T9" style:family="text">
      <style:text-properties fo:font-style="normal" officeooo:rsid="00c54d4c" style:font-style-asian="normal" style:font-style-complex="normal"/>
    </style:style>
    <style:style style:name="T10" style:family="text">
      <style:text-properties fo:font-style="normal" officeooo:rsid="00ceba65" style:font-style-asian="normal" style:font-style-complex="normal"/>
    </style:style>
    <style:style style:name="T11" style:family="text">
      <style:text-properties fo:font-style="normal" officeooo:rsid="00d01c6c" style:font-style-asian="normal" style:font-style-complex="normal"/>
    </style:style>
    <style:style style:name="T12" style:family="text">
      <style:text-properties fo:font-style="normal" officeooo:rsid="00d4663c" style:font-style-asian="normal" style:font-style-complex="normal"/>
    </style:style>
    <style:style style:name="T13" style:family="text">
      <style:text-properties fo:font-style="normal" officeooo:rsid="00d5273e" style:font-style-asian="normal" style:font-style-complex="normal"/>
    </style:style>
    <style:style style:name="T14" style:family="text">
      <style:text-properties fo:font-style="normal" officeooo:rsid="00d9517c" style:font-style-asian="normal" style:font-style-complex="normal"/>
    </style:style>
    <style:style style:name="T15" style:family="text">
      <style:text-properties fo:font-style="normal" officeooo:rsid="00e3d754" style:font-style-asian="normal" style:font-style-complex="normal"/>
    </style:style>
    <style:style style:name="T16" style:family="text">
      <style:text-properties fo:font-style="normal" officeooo:rsid="00ed9c9e" style:font-style-asian="normal" style:font-style-complex="normal"/>
    </style:style>
    <style:style style:name="T17" style:family="text">
      <style:text-properties fo:font-style="normal" officeooo:rsid="012135e8" style:font-style-asian="normal" style:font-style-complex="normal"/>
    </style:style>
    <style:style style:name="T18" style:family="text">
      <style:text-properties fo:font-style="normal" officeooo:rsid="01366c78" style:font-style-asian="normal" style:font-style-complex="normal"/>
    </style:style>
    <style:style style:name="T19" style:family="text">
      <style:text-properties fo:font-style="normal" officeooo:rsid="013ad72d" style:font-style-asian="normal" style:font-style-complex="normal"/>
    </style:style>
    <style:style style:name="T20" style:family="text">
      <style:text-properties fo:font-style="normal" officeooo:rsid="014652ac" style:font-style-asian="normal" style:font-style-complex="normal"/>
    </style:style>
    <style:style style:name="T21" style:family="text">
      <style:text-properties fo:font-style="normal" officeooo:rsid="01466a28" style:font-style-asian="normal" style:font-style-complex="normal"/>
    </style:style>
    <style:style style:name="T22" style:family="text">
      <style:text-properties style:text-position="super 58%" fo:font-style="normal" style:font-style-asian="normal" style:font-style-complex="normal"/>
    </style:style>
    <style:style style:name="T23" style:family="text">
      <style:text-properties style:text-position="super 58%" officeooo:rsid="00af4c01"/>
    </style:style>
    <style:style style:name="T24" style:family="text">
      <style:text-properties officeooo:rsid="00af4c01"/>
    </style:style>
    <style:style style:name="T25" style:family="text">
      <style:text-properties officeooo:rsid="00d4135d"/>
    </style:style>
    <style:style style:name="T26" style:family="text">
      <style:text-properties officeooo:rsid="00de28d0"/>
    </style:style>
    <style:style style:name="T27" style:family="text">
      <style:text-properties officeooo:rsid="00ec5fbb"/>
    </style:style>
    <style:style style:name="T28" style:family="text">
      <style:text-properties officeooo:rsid="00ed9c9e"/>
    </style:style>
    <style:style style:name="T29" style:family="text">
      <style:text-properties officeooo:rsid="00ee564e"/>
    </style:style>
    <style:style style:name="T30" style:family="text">
      <style:text-properties officeooo:rsid="00ef76a9"/>
    </style:style>
    <style:style style:name="T31" style:family="text">
      <style:text-properties officeooo:rsid="00f5c237"/>
    </style:style>
    <style:style style:name="T32" style:family="text">
      <style:text-properties officeooo:rsid="00f9d0bb"/>
    </style:style>
    <style:style style:name="T33" style:family="text">
      <style:text-properties officeooo:rsid="00ff6c36"/>
    </style:style>
    <style:style style:name="T34" style:family="text">
      <style:text-properties officeooo:rsid="01025206"/>
    </style:style>
    <style:style style:name="T35" style:family="text">
      <style:text-properties officeooo:rsid="0104ad76"/>
    </style:style>
    <style:style style:name="T36" style:family="text">
      <style:text-properties officeooo:rsid="0106da67"/>
    </style:style>
    <style:style style:name="T37" style:family="text">
      <style:text-properties officeooo:rsid="0108c4ad"/>
    </style:style>
    <style:style style:name="T38" style:family="text">
      <style:text-properties officeooo:rsid="010ed30d"/>
    </style:style>
    <style:style style:name="T39" style:family="text">
      <style:text-properties officeooo:rsid="0110d2bb"/>
    </style:style>
    <style:style style:name="T40" style:family="text">
      <style:text-properties officeooo:rsid="0114376e"/>
    </style:style>
    <style:style style:name="T41" style:family="text">
      <style:text-properties officeooo:rsid="011db020"/>
    </style:style>
    <style:style style:name="T42" style:family="text">
      <style:text-properties officeooo:rsid="011dc036"/>
    </style:style>
    <style:style style:name="T43" style:family="text">
      <style:text-properties officeooo:rsid="012021c6"/>
    </style:style>
    <style:style style:name="T44" style:family="text">
      <style:text-properties officeooo:rsid="012135e8"/>
    </style:style>
    <style:style style:name="T45" style:family="text">
      <style:text-properties fo:font-style="italic" style:font-style-asian="italic" style:font-style-complex="italic"/>
    </style:style>
    <style:style style:name="T46" style:family="text">
      <style:text-properties fo:font-style="italic" officeooo:rsid="012135e8" style:font-style-asian="italic" style:font-style-complex="italic"/>
    </style:style>
    <style:style style:name="T47" style:family="text">
      <style:text-properties fo:font-style="italic" officeooo:rsid="01466a28" style:font-style-asian="italic" style:font-style-complex="italic"/>
    </style:style>
    <style:style style:name="T48" style:family="text">
      <style:text-properties officeooo:rsid="0124a074"/>
    </style:style>
    <style:style style:name="T49" style:family="text">
      <style:text-properties officeooo:rsid="012d5d4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Yan Richard – Géographe <text:span text:style-name="T26">(&amp; prof)</text:span></text:h>
      <text:p text:style-name="P8"/>
      <text:p text:style-name="P3">Introduction</text:p>
      <text:p text:style-name="P8">Les espaces naturelles sont modifiés par l'action humaine qui voyage / se déplace beaucoup. Peut d'espaces sont (quasiment) laissé à l'état naturelle, sans aucune action humaine. Mais la mise sous cloche d'un espace revient, en un sens, à une action humaine. Mais ces espaces sont malgré tout influencés par l'homme via le changement climatique.</text:p>
      <text:p text:style-name="P8"/>
      <text:p text:style-name="P8">La géographie est une vieille discipline qui remonte a des géographe anciens (Aristote, Hérodote, etc). <text:span text:style-name="T24">C'est une discipline qui s'intéresse à l'espace géographique et qui le caractérise. Cela dit, lors de sont émergence au XVIII</text:span><text:span text:style-name="T23">e</text:span><text:span text:style-name="T24"> siècle, elle s'intéresse plus au rapport homme / lieu. À partir des années 1960, ce n'est plus une science expérimentale mais devient une discipline d'organisation d'espace.</text:span></text:p>
      <text:p text:style-name="P8"/>
      <text:p text:style-name="P9">L'espace géographique et la surface de la terre sont différents. Le second est un support <text:span text:style-name="T25">qui existe depuis longtemps</text:span>, le premier est une production sociale.</text:p>
      <text:p text:style-name="P9"/>
      <text:p text:style-name="P9">Plusieurs définitions :</text:p>
      <text:list xml:id="list2438383133574976381" text:style-name="L1">
        <text:list-item>
          <text:p text:style-name="P71">C'est une science qui spatialise les phénomènes en étudiant leur répartition et en les localisant.</text:p>
        </text:list-item>
        <text:list-item>
          <text:p text:style-name="P72">C'est une discipline qui étudie l'organisation de l'espace, ce qui revient à étudier les causes et conséquences de l'organisation sociale.</text:p>
        </text:list-item>
        <text:list-item>
          <text:p text:style-name="P72">C'est une science sociale car elle permet d'étudier les fonctionnements des sociétés qui construisent ces organisation de l'espace.</text:p>
        </text:list-item>
        <text:list-item>
          <text:p text:style-name="P72">C'est une discipline qui s'intéresse à l'espace comme construction sociale mais aussi déterminant le fonctionnement des sociétés.</text:p>
        </text:list-item>
      </text:list>
      <text:p text:style-name="P5"/>
      <text:p text:style-name="P7"/>
      <text:p text:style-name="P10">« Un énoncé est scientifique s'il est réfutable. »</text:p>
      <text:p text:style-name="P4">Logique de la découverte scientifique, <text:span text:style-name="T1">Popper</text:span></text:p>
      <text:p text:style-name="P6"/>
      <text:p text:style-name="P6"/>
      <text:p text:style-name="P35"><text:span text:style-name="T1">La géographie produit des énoncés réfutables,</text:span><text:span text:style-name="T2"> se base sur l'observation et la démonstration</text:span><text:span text:style-name="T1">, donc il s'agit d'une science.</text:span></text:p>
      <text:p text:style-name="P35"/>
      <text:p text:style-name="P35"/>
      <text:p text:style-name="P35"/>
      <text:p text:style-name="P12">Qu'est-ce que l'espace géographique ?</text:p>
      <text:p text:style-name="P35"/>
      <text:p text:style-name="P15">Définir l'espace géographique</text:p>
      <text:p text:style-name="P35"><text:span text:style-name="T1">Il ne faut pas confondre l'espace géographique et l'espace. </text:span><text:span text:style-name="T3">L'espace en général est isotropique, il est mesurable dans tous les sens. L'espace géographique est une portion de la surface de la terre ayant des particularités </text:span><text:span text:style-name="T4">concrètes</text:span><text:span text:style-name="T3">. </text:span><text:span text:style-name="T5">Ces particularités peuvent être vu</text:span><text:span text:style-name="T6">es</text:span><text:span text:style-name="T5"> comme des atouts ou des contraires. </text:span><text:span text:style-name="T7">La géographie s'intéresse à comment l'homme utilise les contraintes et gèrent les contraintes.</text:span></text:p>
      <text:p text:style-name="P17"><text:span text:style-name="T7">N</text:span><text:span text:style-name="T1">apoléon échoue sont invasion de la Russie à cause de la distance, de même pour Hitler. La cha</text:span><text:span text:style-name="T8">î</text:span><text:span text:style-name="T1">ne logistique de ravitaillement étant trop difficile à maintenir. Cette contrainte était un atout pour la Russie : ambivalence des caractéristiques.</text:span></text:p>
      <text:p text:style-name="P18">Latitude : l'homme sait la calculer depuis longtemps grâce aux astres.</text:p>
      <text:p text:style-name="P31"><text:span text:style-name="T1">Longitudes : XVIII</text:span><text:span text:style-name="T22">e</text:span><text:span text:style-name="T1"> grâce au chronomètre et une heure de référence.</text:span></text:p>
      <text:p text:style-name="P31"><text:span text:style-name="T1">Il est possible de localiser un objet par rapport à ses coordonnées mais aussi </text:span><text:span text:style-name="T9">les situer </text:span><text:span text:style-name="T1">en </text:span><text:span text:style-name="T9">faisant </text:span><text:span text:style-name="T1">référence à autre chose (Paris est localisable entre deux villes, par rapport à la Seine, etc).</text:span></text:p>
      <text:p text:style-name="P18"/>
      <text:p text:style-name="P19">L'espace géographique est une production sociale :</text:p>
      <text:p text:style-name="P20">L'espace géographique est construit par les sociétés humaines qui transforment la surface de la terre, dans le cadre d'une activité plus ou moins réfléchie. Ces sociétés exploite les ressources et organise les espaces.</text:p>
      <text:p text:style-name="P21"/>
      <text:p text:style-name="P21">Société (humaine ou non) :</text:p>
      <text:p text:style-name="P32"><text:span text:style-name="T1">Ensemble d'individu</text:span><text:span text:style-name="T10">s</text:span><text:span text:style-name="T1"> uni</text:span><text:span text:style-name="T10">s</text:span><text:span text:style-name="T1"> par des rapports organisés et des services mutuels. </text:span><text:span text:style-name="T11">Les sociétés</text:span><text:span text:style-name="T1"> sont caractérisées par des institutions + ou – structurées, + ou – diffuses, + ou – implicite/explicite et à termes variés.</text:span></text:p>
      <text:p text:style-name="P22"/>
      <text:p text:style-name="P23">L'espace géographique :</text:p>
      <text:p text:style-name="P33"><text:span text:style-name="T1">Étendue terrestre aménagée et transformé par l'espèce humaine afin d'assurer leur viabilité. C'est aussi la façon dont les sociétés aménagent et organisent la surface de la terre. </text:span><text:span text:style-name="T12">L'espace géographique n'est pas homogène, d'où la notion d'organisation (qui apparaît dans les années 50). C'est une notion qui permet d'étudier une répartition à différentes échelles. </text:span><text:span text:style-name="T13">L'espace géographique possède des éléments structurants : de limites, des axes, des carrefours...</text:span></text:p>
      <text:p text:style-name="P34"><text:span text:style-name="T13">C</text:span><text:span text:style-name="T1">'est la répartition des hommes et des activités à la surface de la terre. C'est aussi l'ensemble des processus qui aboutissent à cette répartition et qui la modifie.</text:span></text:p>
      <text:p text:style-name="P24"/>
      <text:p text:style-name="P14"><text:soft-page-break/>La géographie décrit et explique l'organisation de l'espace</text:p>
      <text:p text:style-name="P25">Deux types de facteurs :</text:p>
      <text:list xml:id="list4768488833263769531" text:style-name="L2">
        <text:list-item>
          <text:p text:style-name="P76">Facteurs naturels</text:p>
        </text:list-item>
        <text:list-item>
          <text:p text:style-name="P79"><text:span text:style-name="T1">Facteurs sociaux, </text:span><text:span text:style-name="T14">humains, anthropiques (le plus important des deux)</text:span></text:p>
        </text:list-item>
      </text:list>
      <text:p text:style-name="P26"/>
      <text:p text:style-name="P36"><text:span text:style-name="T14">P</text:span><text:span text:style-name="T1">ossibilisme : les facteurs naturels ne sont pas une condition au regroupement de personne (Las Vegas).</text:span></text:p>
      <text:p text:style-name="P27"/>
      <text:p text:style-name="P28">Objet de la géographie : L’étude de l’organisation l’espace.</text:p>
      <text:p text:style-name="P37"><text:span text:style-name="T1">L’espace géographique est une construction sociale. Les sociétés humaines se projettent sur terre dans un certain espace géographique. Le but du géographe est d’expliquer cette organisation, de la </text:span><text:span text:style-name="T15">rendre</text:span><text:span text:style-name="T1"> lisibl</text:span><text:span text:style-name="T15">e</text:span><text:span text:style-name="T1">.</text:span></text:p>
      <text:p text:style-name="P29"/>
      <text:p text:style-name="P29">Paléolithique : l'homme est nomade.</text:p>
      <text:p text:style-name="P29">Néolitihique : les populations se sédentarise. Premières sociétés et villes. Mésopotamie (Iran &amp; Irak actuels).</text:p>
      <text:p text:style-name="P29"/>
      <text:p text:style-name="P30">Facteurs d'organisation de l'espace :</text:p>
      <text:list xml:id="list752451224581820017" text:style-name="L3">
        <text:list-item>
          <text:p text:style-name="P77">PAS le facteur historique car cela comprend tous les facteurs</text:p>
        </text:list-item>
        <text:list-item>
          <text:p text:style-name="P78">Facteur Sociaux / Anthropiques</text:p>
        </text:list-item>
        <text:list-item>
          <text:p text:style-name="P80"><text:span text:style-name="T1">Facteur Économique (Travail, Coût du loyer, </text:span><text:span text:style-name="T16">etc</text:span><text:span text:style-name="T1">)</text:span></text:p>
        </text:list-item>
        <text:list-item>
          <text:p text:style-name="P81">Facteur Technique (<text:span text:style-name="T30">T</text:span>ransport<text:span text:style-name="T29">s</text:span>, <text:span text:style-name="T28">etc</text:span>)</text:p>
        </text:list-item>
        <text:list-item>
          <text:p text:style-name="P81">Facteur Politique (Tps de travail &amp; tps de transport, <text:span text:style-name="T28">etc</text:span>)</text:p>
        </text:list-item>
        <text:list-item>
          <text:p text:style-name="P82">Facteur Culturel (Église, etc)</text:p>
        </text:list-item>
        <text:list-item>
          <text:p text:style-name="P83">Facteur Démographique</text:p>
        </text:list-item>
      </text:list>
      <text:p text:style-name="P40">Il y a rarement un seul facteur qui préside mais il y a souvent un assemblage de facteurs.</text:p>
      <text:p text:style-name="P38"/>
      <text:p text:style-name="P39">Urban Sprawl : « déversement urbain » = urbanisation <text:span text:style-name="T27">incontrôlée.</text:span></text:p>
      <text:p text:style-name="P39"/>
      <text:p text:style-name="P16"/>
      <text:p text:style-name="P13">Pourquoi le peuple russe soutient Poutine à 90 % pour ses actions en Ukraine ?</text:p>
      <text:p text:style-name="P41">Car le premier royaume slave a été créé à partir du fleuve ukrainien, vers Kiev. Pour les russes, Kiev est un centre du monde et ils considère cette espace comme Russe.</text:p>
      <text:p text:style-name="P42">On peut ainsi remarquer qu’il y a des conditions historiques géo-politiques qui influent sur des actions au jour le jour.</text:p>
      <text:p text:style-name="P42"/>
      <text:p text:style-name="P44">Aménagement du territoire :</text:p>
      <text:p text:style-name="Citation">C’est le fait de disposer avec ordre à travers l’espace d’un pays, dans une vision prospective, les hommes et leurs activités, les équipements et les moyens de communication en prenant en compte les contraintes naturelles, humaines, économiques et éventuellement stratégique. L’objectif est de garantir un niveau de développement maximal pour la collectivité. <text:span text:style-name="T31">C’est un effort concerté et réfléchi qui peut-être mené à plusieurs échelles.</text:span></text:p>
      <text:p text:style-name="P43"/>
      <text:p text:style-name="P43">L’humanité ne cesse d’aménager l’espace depuis toujours.</text:p>
      <text:p text:style-name="P43"/>
      <text:p text:style-name="P45">Territoire :</text:p>
      <text:p text:style-name="Citation">comprend une limite. Il s’agit d’une modalité de l’organisation de l’espace géographique. C’est aussi une portion d l’espace appropriée par un groupe humain.</text:p>
      <text:p text:style-name="Text_20_body"/>
      <text:p text:style-name="P49">Il peut y avoir un lien très fort entre le territoire et les individus qui le compose. Ces personnes partagent des racines et caractéristiques communes et son attachées à leur territoire.</text:p>
      <text:p text:style-name="P50">L’aménagement du territoire nécessite de mettre en place des infrastructures pour la protection du territoire (contre la nature et contre les hommes).</text:p>
      <text:p text:style-name="P50"/>
      <text:p text:style-name="P46">Se défendre contre la nature et contre les hommes</text:p>
      <text:p text:style-name="P51">Ce sont les états qui ont la mains dans ce domaine de défense. Ils financent ou co-financent ces projets d’aménagement.</text:p>
      <text:p text:style-name="P52">Ex : les Pays-Bas qui ont gagné du territoire via des digues <text:span text:style-name="T32">(polder)</text:span>.</text:p>
      <text:p text:style-name="P53"/>
      <text:p text:style-name="P53">Dans l’aménagement du territoire, on peut aussi protéger le patrimoine architectural et culturel.</text:p>
      <text:p text:style-name="P54"><text:soft-page-break/>Ex : Mont-St Michel qui se fait désensabler pour redevenir insulaire.</text:p>
      <text:p text:style-name="P54"/>
      <text:p text:style-name="P54">Défense militaire : Muraille de Chine, Forteresse<text:span text:style-name="T33">s</text:span> Vauban. <text:span text:style-name="T34">Pour protéger les frontières.</text:span></text:p>
      <text:p text:style-name="P54"/>
      <text:p text:style-name="P47">Aménager pour promouvoir le développement économique</text:p>
      <text:p text:style-name="P55">C’est en général les pouvoirs publiques qui sont à la manœuvre. Il y a des aménagements des territoires pour créer des facteurs favorable (un environnement favorable). <text:span text:style-name="T35">Création d’agriculture, réseaux, communications, etc. Tout cela est permis grâce à la puissance publique (qui paye). Ce qui pose les problèmes des entreprises qui font de l’optimisation fiscale.</text:span></text:p>
      <text:p text:style-name="P56">Ca peut prendre la forme d’une politique énergétique (en France, ça s’est concentré sur un parc de central<text:span text:style-name="T37">es</text:span> nucléaire<text:span text:style-name="T37">s</text:span> <text:span text:style-name="T36">de 1966 à 94</text:span>).</text:p>
      <text:p text:style-name="P57">Ouverture d’espaces vierges pour l’exploitation des ressources.</text:p>
      <text:p text:style-name="P58">Les États-unis et le Canada ont aménagé des territoires ensemble = politique internationale <text:span text:style-name="T38">d’aménagement</text:span>.</text:p>
      <text:p text:style-name="P58"/>
      <text:p text:style-name="P48">Acteurs et outils de l’aménagement du territoire</text:p>
      <text:p text:style-name="P59">L’acteur principal est l’état. C’est souvent un problème public imposé à la communauté (accessibilité, sécurité, etc). L’état cherche à réduire les clivages socio-économiques. C’est une recherche de correctifs pour un ré-équilibrage territorial. <text:span text:style-name="T39">Par le biais de l’amélioration des équipement, le désenclavement et en intervenant développant les activités porteuses de développement et d’emploi.</text:span></text:p>
      <text:p text:style-name="P60">Il y a des cas où les associations publiques sont associées avec des entreprises privées. Il y a aussi des délégation privées qui gèrent les infrastructures publiques <text:span text:style-name="T40">une fois que c’est mis en œuvre (ex : autoroute).</text:span></text:p>
      <text:p text:style-name="P61">2000 habitants = agglomération</text:p>
      <text:p text:style-name="P61">Agglomération = pas de « trou » de plus de 150m.</text:p>
      <text:p text:style-name="P62">Centralisation :</text:p>
      <text:p text:style-name="Citation"><text:span text:style-name="T41">C</text:span>oncentration des fonctions de haut niveau (politique, économique, <text:span text:style-name="T42">éducation</text:span>).</text:p>
      <text:p text:style-name="Text_20_body"/>
      <text:p text:style-name="P63">SCOT <text:span text:style-name="T43">(Schéma de COhérence Territoriale) → permet de gérer des agglomérations étendues dans plusieurs communes.</text:span></text:p>
      <text:p text:style-name="P64">Jalons en France : zonage est indissociable de la politique d’aménagement du territoire pour lequel on peut distinguer des étapes.</text:p>
      <text:p text:style-name="P64"><text:soft-page-break/>Création dans les années 50 de la DATAR <text:span text:style-name="T48">(délégation à l’aménagement du territoire et activité régionale)</text:span>, <text:span text:style-name="T44">une délégation </text:span>qui permet de mettre en place une politique de croissance économique moins centrée sur Paris. <text:span text:style-name="T44">C’est un organisme de gestion du territoire.</text:span></text:p>
      <text:p text:style-name="Text_20_body"><text:span text:style-name="T46">Paris est le désert français,</text:span><text:span text:style-name="T17"> </text:span>Jean-François Gravier.</text:p>
      <text:p text:style-name="Text_20_body"/>
      <text:h text:style-name="P73" text:outline-level="1"/>
      <text:h text:style-name="P74" text:outline-level="1">Géopolitique de l’aménagement du territoire</text:h>
      <text:p text:style-name="P65"/>
      <text:p text:style-name="P65">Conflit géopolitique :</text:p>
      <text:p text:style-name="P11">Situation où deux forces se disputent un territoire.</text:p>
      <text:p text:style-name="Text_20_body"/>
      <text:p text:style-name="P66">Géopolitique ne veut pas dire relation internationale. Or, il existe de la géopolitique locale.</text:p>
      <text:p text:style-name="P67">L’aménagement du territoire est une affaire de rapport de force, rivalité, pouvoir, affrontement entre des projets concurrents, entre des groupes de pression discrets ou non qui expriment des intérêts divergents. Affaire aussi de citoyens.</text:p>
      <text:p text:style-name="P67">Il existe des conflits liés à l’aménagement du territoire. Ex: Metz VS Nancy pour être la monopole régionale. </text:p>
      <text:p text:style-name="P68">Les conflits géopolitique sont issus d’un différend entre des acteurs. Concernant des projet, par exemple, des ressources en eau, des opérations d’aménagement.</text:p>
      <text:p text:style-name="P69">Il y a une généralisation de la contestation contre les gros ou petits projets. On appelle ça le syndrome NIMBY (Not In My Back Yard).</text:p>
      <text:p text:style-name="P70">Puissant mvt de délocalisation des industrialisations. Ceci frappe de nombreux territoires. Ils sont en rivalités pour capter ces aménagements et investissements.</text:p>
      <text:p text:style-name="P70">Mvt de décentralisation qui redistribue le pouvoir aux élus locaux et collectivités territoriales.</text:p>
      <text:p text:style-name="P70"/>
      <text:p text:style-name="P85">Typologie des conflits liés aux territoires :</text:p>
      <text:list xml:id="list5361623003631440316" text:style-name="L4">
        <text:list-item>
          <text:p text:style-name="P87"><text:span text:style-name="T49">Les acteurs</text:span></text:p>
        </text:list-item>
        <text:list-item>
          <text:p text:style-name="P87"><text:span text:style-name="T49">des oppositions / conflits entre les usagers d’un espace</text:span></text:p>
        </text:list-item>
        <text:list-item>
          <text:p text:style-name="P86">Acteurs publiques / privés</text:p>
        </text:list-item>
        <text:list-item>
          <text:p text:style-name="P86">Entre habitants</text:p>
        </text:list-item>
        <text:list-item>
          <text:p text:style-name="P86">Organismes gérant l’aménagement</text:p>
        </text:list-item>
      </text:list>
      <text:p text:style-name="P85"/>
      <text:p text:style-name="P85">On peut voir aussi des conflits lorsqu’un aménagement existant est menacé.</text:p>
      <text:p text:style-name="P88">On peut aussi voir des territoires en compétition pour avoir l’équipement (parce qu’il n’y en aura UN partagé, pas deux. Ex : TGV Est).</text:p>
      <text:p text:style-name="P88"/>
      <text:p text:style-name="P88"/>
      <text:p text:style-name="P89"><text:soft-page-break/>Situation de l’Ukraine</text:p>
      <text:p text:style-name="P93">Si la Russie ferme l’exportation de gaz à l’Ukraine, c’est parce que ce pays ne paye pas sa facture. Gazprom, qui est la compagnie qui exporte le gaz, est une entreprise d’état.</text:p>
      <text:p text:style-name="P93">Constat : l’UE est un facteur de stabilisation. Pacification car dépendance éco entre les pays et répartition des pouvoirs.</text:p>
      <text:p text:style-name="P93"/>
      <text:p text:style-name="P94">L’union européenne est dérangée par les conflits en sa périphérie. Elle va ainsi tenter de régler ces conflits. Les zones de conflits créées des mouvements de population.</text:p>
      <text:p text:style-name="P94">Les déplacés sont des personnes qui restent dans leur pays mais qui se déplace vers des zones plus sûres, tandis que les réfugiées changent de pays.</text:p>
      <text:p text:style-name="P94"/>
      <text:p text:style-name="P95">Beaucoup d’acteurs ne veulent pas de l’action de l’Union Européenne dans certains cas de résolution de conflits, telle que le <text:span text:style-name="T45">conflit de la Transnistrie, </text:span><text:span text:style-name="T1">où elle n’a eu qu’un rôle d’observatrice.</text:span></text:p>
      <text:p text:style-name="P95"><text:span text:style-name="T1"/></text:p>
      <text:p text:style-name="P95"><text:span text:style-name="T1">L’Union Européenne est influente dans les pays qui souhaitent adhérer à l’union. Ces pays doivent notamment accepter un certain nombre de réformes, telles que : déclaration des droits de l’Homme et du citoyen et économie de marché.</text:span></text:p>
      <text:p text:style-name="P96"><text:span text:style-name="T1">Politique de voisinage de l’UE créée en 2003 et renforcée en 2009 : permet la transition des pays pour l’adhésion.</text:span></text:p>
      <text:p text:style-name="P96"><text:span text:style-name="T1">→</text:span><text:span text:style-name="T18"> PB avec la Russie dans certains pays car elle considère que ça créé de l’ingérence dans son « domaine privilégié ». La Russie considère ça comme une menace. Ces pays ont une importance géopolitique très forte à la Russie.</text:span></text:p>
      <text:p text:style-name="P97"><text:span text:style-name="T18">E</text:span><text:span text:style-name="T1">n Ukraine, les population sont très rattachée à la Russie.</text:span></text:p>
      <text:p text:style-name="P98"><text:span text:style-name="T1"/></text:p>
      <text:p text:style-name="P90"><text:span text:style-name="T1">Conclusion</text:span></text:p>
      <text:p text:style-name="P98"><text:span text:style-name="T1">L’Union Européenne et ses actions peut être un créateur de conflit.</text:span></text:p>
      <text:p text:style-name="P98"><text:span text:style-name="T1">Grâce à l’augmentation des cours du pétrole dans les années 2000, la Russie regagne en puissance et s’oppose aux États-Unis, et joue des coudes avec l’UE.</text:span></text:p>
      <text:p text:style-name="P98"><text:span text:style-name="T19">La</text:span><text:span text:style-name="T1"> </text:span><text:span text:style-name="T19">situation de conflit en Ukraine est causée autant par la Russie que l’UE.</text:span></text:p>
      <text:p text:style-name="P99"><text:span text:style-name="T19">L</text:span><text:span text:style-name="T1">a Russie profite des conflits en étant présente militairement mais sans rien faire car :</text:span></text:p>
      <text:list xml:id="list3489980299054579896" text:style-name="L5">
        <text:list-item>
          <text:p text:style-name="P100"><text:span text:style-name="T1">cela gène l’UE,</text:span></text:p>
        </text:list-item>
        <text:list-item>
          <text:p text:style-name="P100"><text:span text:style-name="T1">position de force face à l’UE car peut résoudre les conflits si on lui demande </text:span><text:soft-page-break/><text:span text:style-name="T1">mais avec une contrepartie,</text:span></text:p>
        </text:list-item>
        <text:list-item>
          <text:p text:style-name="P100"><text:span text:style-name="T1">les pays avec des conflits sont plus faibles, donc moins dangereux pour la Russie.</text:span></text:p>
        </text:list-item>
      </text:list>
      <text:p text:style-name="P99"><text:span text:style-name="T1"/></text:p>
      <text:p text:style-name="P99"><text:span text:style-name="T1"/></text:p>
      <text:p text:style-name="P101"><text:span text:style-name="T1">Sujet de géopolitique :</text:span></text:p>
      <text:p text:style-name="P101"><text:span text:style-name="T1">5 pages sous la forme d’une note de synthèse (intro</text:span><text:span text:style-name="T20">duction</text:span><text:span text:style-name="T1">, développement, conclusion) : </text:span><text:span text:style-name="T47">T</text:span><text:span text:style-name="T45">imes </text:span><text:span text:style-name="T47">N</text:span><text:span text:style-name="T45">ew </text:span><text:span text:style-name="T47">R</text:span><text:span text:style-name="T45">oman – 12pt – interlignage 1.</text:span><text:span text:style-name="T1"> Pas de carte, pas de bibliographie.</text:span></text:p>
      <text:p text:style-name="P101"><text:span text:style-name="T1"/></text:p>
      <text:p text:style-name="P101"><text:span text:style-name="T1">Sujet n. 1 : le détroit d’Ormuz</text:span></text:p>
      <text:p text:style-name="P101"><text:span text:style-name="T1">Sujet n. 2 : Le cachemire (conflit entre le Pakistan, l’Inde et la Chine)</text:span></text:p>
      <text:p text:style-name="P101"><text:span text:style-name="T1">Sujet n. 3 : La mer noir</text:span></text:p>
      <text:p text:style-name="P101"><text:span text:style-name="T1"/></text:p>
      <text:p text:style-name="P101"><text:span text:style-name="T1">Jusqu’au 31 Mai 2016, 24h00.</text:span></text:p>
      <text:p text:style-name="P102"><text:a xlink:type="simple" xlink:href="mailto:yrichard@univ-paris1.fr" text:style-name="Internet_20_link" text:visited-style-name="Visited_20_Internet_20_Link"><text:span text:style-name="T1">yrichard@univ-paris1.fr</text:span></text:a></text:p>
      <text:p text:style-name="P102"><text:span text:style-name="T1"/></text:p>
      <text:p text:style-name="P91"><text:span text:style-name="T1">Bien introduire le sujet, faire comme si le lecteur ne connaissait rien.</text:span></text:p>
      <text:p text:style-name="P92"><text:span text:style-name="T1">Pourquoi ce conflit ? Qui est impliqué ? Où ? Qua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punctuation-wrap="simple">
        <style:tab-stops/>
      </style:paragraph-properties>
      <style:text-properties fo:font-size="10.5pt" officeooo:rsid="00e8cdb4"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7</text:page-number>/<text:page-count>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12T12:18:02.888000000</dc:date>
    <meta:editing-duration>PT12H58M13S</meta:editing-duration>
    <meta:editing-cycles>287</meta:editing-cycles>
    <meta:generator>LibreOffice/5.1.1.3$Windows_x86 LibreOffice_project/89f508ef3ecebd2cfb8e1def0f0ba9a803b88a6d</meta:generator>
    <meta:document-statistic meta:table-count="0" meta:image-count="0" meta:object-count="0" meta:page-count="9" meta:paragraph-count="125" meta:word-count="2053" meta:character-count="13168" meta:non-whitespace-character-count="11254"/>
  </office:meta>
</office:document-meta>
</file>